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0" style:family="paragraph" style:parent-style-name="Standard">
      <style:paragraph-properties style:text-autospace="none"/>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21dba1" officeooo:paragraph-rsid="0021dba1"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Heading_20_3">
      <style:paragraph-properties fo:margin-top="0in" fo:margin-bottom="0.1181in" loext:contextual-spacing="false"/>
    </style:style>
    <style:style style:name="P33" style:family="paragraph" style:parent-style-name="Heading_20_1" style:master-page-name="First_20_Page">
      <style:paragraph-properties style:page-number="auto"/>
    </style:style>
    <style:style style:name="P34" style:family="paragraph" style:parent-style-name="Standard" style:list-style-name="L91"/>
    <style:style style:name="P35" style:family="paragraph" style:parent-style-name="Standard" style:list-style-name="L92"/>
    <style:style style:name="P36" style:family="paragraph" style:parent-style-name="Standard" style:list-style-name="L93"/>
    <style:style style:name="P37" style:family="paragraph" style:parent-style-name="Standard" style:list-style-name="L95"/>
    <style:style style:name="P38" style:family="paragraph" style:parent-style-name="Standard" style:list-style-name="L96"/>
    <style:style style:name="P39" style:family="paragraph" style:parent-style-name="Standard" style:list-style-name="L97"/>
    <style:style style:name="P40" style:family="paragraph" style:parent-style-name="Standard" style:list-style-name="L98">
      <style:text-properties style:font-name="Times New Roman" fo:font-size="12pt" style:font-size-asian="12pt" style:font-size-complex="12pt"/>
    </style:style>
    <style:style style:name="P41"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99"/>
    <style:style style:name="P43" style:family="paragraph" style:parent-style-name="Standard" style:list-style-name="L94">
      <style:paragraph-properties fo:margin-top="0in" fo:margin-bottom="0in" loext:contextual-spacing="false"/>
    </style:style>
    <style:style style:name="P44" style:family="paragraph" style:parent-style-name="Standard" style:list-style-name="L95">
      <style:paragraph-properties fo:margin-top="0in" fo:margin-bottom="0in" loext:contextual-spacing="false"/>
    </style:style>
    <style:style style:name="P45" style:family="paragraph" style:parent-style-name="Standard" style:list-style-name="L96">
      <style:paragraph-properties fo:margin-top="0in" fo:margin-bottom="0in" loext:contextual-spacing="false"/>
    </style:style>
    <style:style style:name="P46" style:family="paragraph" style:parent-style-name="Standard" style:list-style-name="L97">
      <style:paragraph-properties fo:margin-top="0in" fo:margin-bottom="0in" loext:contextual-spacing="false"/>
    </style:style>
    <style:style style:name="P47" style:family="paragraph" style:parent-style-name="Standard" style:list-style-name="L99">
      <style:paragraph-properties fo:margin-top="0in" fo:margin-bottom="0in" loext:contextual-spacing="false"/>
    </style:style>
    <style:style style:name="P48" style:family="paragraph" style:parent-style-name="Standard" style:list-style-name="L94">
      <style:paragraph-properties fo:margin-top="0in" fo:margin-bottom="0.1181in" loext:contextual-spacing="false"/>
    </style:style>
    <style:style style:name="P49" style:family="paragraph">
      <style:paragraph-properties fo:margin-left="0in" fo:margin-right="0in" fo:margin-top="0in" fo:margin-bottom="0in" fo:line-height="100%" fo:text-align="center" fo:text-indent="0in"/>
    </style:style>
    <style:style style:name="P50"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6"><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2">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5573363330146984705" text:style-name="L91">
        <text:list-item>
          <text:p text:style-name="P34">OpenLCB Common Information Technical Note</text:p>
        </text:list-item>
      </text:list>
      <text:p text:style-name="Standard">For more information on MTI values and how they are laid out, see:</text:p>
      <text:list xml:id="list8143773508414539420" text:style-name="L92">
        <text:list-item>
          <text:p text:style-name="P35">OpenLCB Message Network Standard</text:p>
        </text:list-item>
        <text:list-item>
          <text:p text:style-name="P35">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0" svg:width="0.1579in" svg:height="0.3157in" svg:x="2.6157in" svg:y="0.263in"><text:p text:style-name="P49"><text:span text:style-name="T33">0</text:span></text:p></draw:rect><draw:rect draw:style-name="gr3" draw:text-style-name="P50" svg:width="0.1579in" svg:height="0.3157in" svg:x="1.7102in" svg:y="0.263in"><text:p text:style-name="P49"><text:span text:style-name="T33">x</text:span></text:p></draw:rect><draw:rect draw:style-name="gr3" draw:text-style-name="P50" svg:width="0.1571in" svg:height="0.3157in" svg:x="2.4591in" svg:y="0.263in"><text:p text:style-name="P49"><text:span text:style-name="T33">x</text:span></text:p></draw:rect><draw:rect draw:style-name="gr3" draw:text-style-name="P50" xml:id="id7" draw:id="id7" svg:width="0.1579in" svg:height="0.3157in" svg:x="2.3012in" svg:y="0.263in"><text:p text:style-name="P49"><text:span text:style-name="T33">x</text:span></text:p></draw:rect><draw:rect draw:style-name="gr3" draw:text-style-name="P50" svg:width="0.1579in" svg:height="0.3157in" svg:x="2.1437in" svg:y="0.263in"><text:p text:style-name="P49"><text:span text:style-name="T33">x</text:span></text:p></draw:rect><draw:rect draw:style-name="gr3" draw:text-style-name="P50" svg:width="0.1579in" svg:height="0.3157in" svg:x="3.2457in" svg:y="0.263in"><text:p text:style-name="P49"><text:span text:style-name="T33">0</text:span></text:p></draw:rect><draw:rect draw:style-name="gr3" draw:text-style-name="P50" svg:width="0.1571in" svg:height="0.3157in" svg:x="3.089in" svg:y="0.263in"><text:p text:style-name="P49"><text:span text:style-name="T33">0</text:span></text:p></draw:rect><draw:rect draw:style-name="gr3" draw:text-style-name="P50" svg:width="0.1579in" svg:height="0.3157in" svg:x="2.9311in" svg:y="0.263in"><text:p text:style-name="P49"><text:span text:style-name="T33">...</text:span></text:p></draw:rect><draw:rect draw:style-name="gr3" draw:text-style-name="P50" svg:width="0.1579in" svg:height="0.3157in" svg:x="2.7736in" svg:y="0.263in"><text:p text:style-name="P49"><text:span text:style-name="T33">0</text:span></text:p></draw:rect><draw:rect draw:style-name="gr3" draw:text-style-name="P50" svg:width="0.276in" svg:height="0.3157in" svg:x="1.8681in" svg:y="0.263in"><text:p text:style-name="P49"><text:span text:style-name="T33">...</text:span></text:p></draw:rect><draw:custom-shape draw:style-name="gr4" draw:text-style-name="P5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512in" svg:height="0.2594in" svg:x="2.813in" svg:y="1.2476in"><draw:text-box><text:p text:style-name="P52"><text:span text:style-name="T34">Base</text:span></text:p></draw:text-box></draw:frame><draw:frame draw:style-name="gr5" draw:text-style-name="P53" svg:width="0.5516in" svg:height="0.2594in" svg:x="3.6791in" svg:y="1.2476in"><draw:text-box><text:p text:style-name="P52"><text:span text:style-name="T34">Mask</text:span></text:p></draw:text-box></draw:frame><draw:rect draw:style-name="gr3" draw:text-style-name="P50" svg:width="0.1579in" svg:height="0.3157in" svg:x="3.561in" svg:y="0.8146in"><text:p text:style-name="P49"><text:span text:style-name="T33">x</text:span></text:p></draw:rect><draw:rect draw:style-name="gr3" draw:text-style-name="P50" svg:width="0.1579in" svg:height="0.3157in" svg:x="2.6555in" svg:y="0.8146in"><text:p text:style-name="P49"><text:span text:style-name="T33">x</text:span></text:p></draw:rect><draw:rect draw:style-name="gr3" draw:text-style-name="P50" svg:width="0.1579in" svg:height="0.3157in" svg:x="3.4035in" svg:y="0.8146in"><text:p text:style-name="P49"><text:span text:style-name="T33">x</text:span></text:p></draw:rect><draw:rect draw:style-name="gr3" draw:text-style-name="P50" svg:width="0.1579in" svg:height="0.3157in" svg:x="3.2457in" svg:y="0.8146in"><text:p text:style-name="P49"><text:span text:style-name="T33">x</text:span></text:p></draw:rect><draw:rect draw:style-name="gr3" draw:text-style-name="P50" svg:width="0.1571in" svg:height="0.3157in" svg:x="3.089in" svg:y="0.8146in"><text:p text:style-name="P49"><text:span text:style-name="T33">x</text:span></text:p></draw:rect><draw:rect draw:style-name="gr3" draw:text-style-name="P50" svg:width="0.1579in" svg:height="0.3157in" svg:x="4.1909in" svg:y="0.8146in"><text:p text:style-name="P49"><text:span text:style-name="T33">x</text:span></text:p></draw:rect><draw:rect draw:style-name="gr3" draw:text-style-name="P50" svg:width="0.1579in" svg:height="0.3157in" svg:x="4.0335in" svg:y="0.8146in"><text:p text:style-name="P49"><text:span text:style-name="T33">x</text:span></text:p></draw:rect><draw:rect draw:style-name="gr3" draw:text-style-name="P50" svg:width="0.1579in" svg:height="0.3157in" svg:x="3.8756in" svg:y="0.8146in"><text:p text:style-name="P49"><text:span text:style-name="T33">...</text:span></text:p></draw:rect><draw:rect draw:style-name="gr3" draw:text-style-name="P50" svg:width="0.1571in" svg:height="0.3157in" svg:x="3.7185in" svg:y="0.8146in"><text:p text:style-name="P49"><text:span text:style-name="T33">x</text:span></text:p></draw:rect><draw:rect draw:style-name="gr3" draw:text-style-name="P50" svg:width="0.276in" svg:height="0.3157in" svg:x="2.813in" svg:y="0.8146in"><text:p text:style-name="P49"><text:span text:style-name="T33">...</text:span></text:p></draw:rect><draw:rect draw:style-name="gr3" draw:text-style-name="P50" svg:width="0.1571in" svg:height="0.3157in" svg:x="4.5063in" svg:y="0.263in"><text:p text:style-name="P49"><text:span text:style-name="T33">m</text:span></text:p></draw:rect><draw:rect draw:style-name="gr9" draw:text-style-name="P50" svg:width="0.1571in" svg:height="0.3157in" svg:x="3.6008in" svg:y="0.263in"><text:p/></draw:rect><draw:rect draw:style-name="gr9" draw:text-style-name="P50" svg:width="0.1579in" svg:height="0.3157in" svg:x="4.3484in" svg:y="0.263in"><text:p/></draw:rect><draw:rect draw:style-name="gr9" draw:text-style-name="P50" svg:width="0.1579in" svg:height="0.3157in" svg:x="4.1909in" svg:y="0.263in"><text:p/></draw:rect><draw:rect draw:style-name="gr9" draw:text-style-name="P50" svg:width="0.1579in" svg:height="0.3157in" svg:x="4.0335in" svg:y="0.263in"><text:p/></draw:rect><draw:rect draw:style-name="gr3" draw:text-style-name="P50" svg:width="0.1571in" svg:height="0.3157in" svg:x="5.1362in" svg:y="0.263in"><text:p text:style-name="P49"><text:span text:style-name="T33">m</text:span></text:p></draw:rect><draw:rect draw:style-name="gr3" draw:text-style-name="P50" svg:width="0.1579in" svg:height="0.3157in" svg:x="4.9783in" svg:y="0.263in"><text:p text:style-name="P49"><text:span text:style-name="T33">m</text:span></text:p></draw:rect><draw:rect draw:style-name="gr3" draw:text-style-name="P50" xml:id="id9" draw:id="id9" svg:width="0.1579in" svg:height="0.3157in" svg:x="4.8209in" svg:y="0.263in"><text:p text:style-name="P49"><text:span text:style-name="T33">...</text:span></text:p></draw:rect><draw:rect draw:style-name="gr3" draw:text-style-name="P50" svg:width="0.1579in" svg:height="0.3157in" svg:x="4.663in" svg:y="0.263in"><text:p text:style-name="P49"><text:span text:style-name="T33">m</text:span></text:p></draw:rect><draw:rect draw:style-name="gr3" draw:text-style-name="P50" svg:width="0.276in" svg:height="0.3157in" svg:x="3.7575in" svg:y="0.263in"><text:p text:style-name="P49"><text:span text:style-name="T33">...</text:span></text:p></draw:rect><draw:rect draw:style-name="gr3" draw:text-style-name="P50" svg:width="0.1579in" svg:height="0.3157in" svg:x="3.5591in" svg:y="0.8122in"><text:p text:style-name="P49"><text:span text:style-name="T33">x</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svg:width="0.1579in" svg:height="0.3157in" svg:x="3.0866in" svg:y="0.8122in"><text:p text:style-name="P49"><text:span text:style-name="T33">x</text:span></text:p></draw:rect><draw:rect draw:style-name="gr3" draw:text-style-name="P50" svg:width="0.1579in" svg:height="0.3157in" svg:x="4.189in" svg:y="0.8122in"><text:p text:style-name="P49"><text:span text:style-name="T33">x</text:span></text:p></draw:rect><draw:rect draw:style-name="gr3" draw:text-style-name="P50" svg:width="0.1579in" svg:height="0.3157in" svg:x="4.0311in" svg:y="0.8122in"><text:p text:style-name="P49"><text:span text:style-name="T33">x</text:span></text:p></draw:rect><draw:rect draw:style-name="gr3" draw:text-style-name="P50" svg:width="0.1571in" svg:height="0.3157in" svg:x="3.8744in" svg:y="0.8122in"><text:p text:style-name="P49"><text:span text:style-name="T33">...</text:span></text:p></draw:rect><draw:rect draw:style-name="gr3" draw:text-style-name="P50" svg:width="0.1579in" svg:height="0.3157in" svg:x="3.7165in" svg:y="0.8122in"><text:p text:style-name="P49"><text:span text:style-name="T33">x</text:span></text:p></draw:rect><draw:rect draw:style-name="gr3" draw:text-style-name="P50" svg:width="0.276in" svg:height="0.3157in" svg:x="2.811in" svg:y="0.8122in"><text:p text:style-name="P49"><text:span text:style-name="T33">...</text:span></text:p></draw:rect><draw:rect draw:style-name="gr3" draw:text-style-name="P50" svg:width="0.1579in" svg:height="0.3157in" svg:x="3.5591in" svg:y="0.8122in"><text:p text:style-name="P49"><text:span text:style-name="T33">m</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xml:id="id8" draw:id="id8" svg:width="0.1579in" svg:height="0.3157in" svg:x="3.0866in" svg:y="0.8122in"><text:p text:style-name="P49"><text:span text:style-name="T33">x</text:span></text:p></draw:rect><draw:rect draw:style-name="gr3" draw:text-style-name="P50" svg:width="0.1579in" svg:height="0.3157in" svg:x="4.189in" svg:y="0.8122in"><text:p text:style-name="P49"><text:span text:style-name="T33">m</text:span></text:p></draw:rect><draw:rect draw:style-name="gr3" draw:text-style-name="P50" svg:width="0.1579in" svg:height="0.3157in" svg:x="4.0311in" svg:y="0.8122in"><text:p text:style-name="P49"><text:span text:style-name="T33">m</text:span></text:p></draw:rect><draw:rect draw:style-name="gr3" draw:text-style-name="P50" xml:id="id10" draw:id="id10" svg:width="0.1571in" svg:height="0.3157in" svg:x="3.8744in" svg:y="0.8122in"><text:p text:style-name="P49"><text:span text:style-name="T33">...</text:span></text:p></draw:rect><draw:rect draw:style-name="gr3" draw:text-style-name="P50" svg:width="0.1579in" svg:height="0.3157in" svg:x="3.7165in" svg:y="0.8122in"><text:p text:style-name="P49"><text:span text:style-name="T33">m</text:span></text:p></draw:rect><draw:rect draw:style-name="gr3" draw:text-style-name="P50" svg:width="0.276in" svg:height="0.3157in" svg:x="2.811in" svg:y="0.8122in"><text:p text:style-name="P49"><text:span text:style-name="T33">...</text:span></text:p></draw:rect><draw:frame draw:style-name="gr5" draw:text-style-name="P53" svg:width="0.5516in" svg:height="0.2594in" svg:x="1.6319in" svg:y="0.0665in"><draw:text-box><text:p text:style-name="P52"><text:span text:style-name="T34">Base</text:span></text:p></draw:text-box></draw:frame><draw:frame draw:style-name="gr5" draw:text-style-name="P53" svg:width="0.5516in" svg:height="0.2594in" svg:x="3.5217in" svg:y="0.0665in"><draw:text-box><text:p text:style-name="P52"><text:span text:style-name="T34">Mask</text:span></text:p></draw:text-box></draw:frame><draw:connector draw:style-name="gr7" draw:text-style-name="P51" draw:type="line" svg:x1="2.3799in" svg:y1="0.5783in" svg:x2="3.1654in" svg:y2="0.8126in" draw:start-shape="id7" draw:end-shape="id8" draw:end-glue-point="0" svg:d="M6045 1469l1995 595" svg:viewBox="0 0 1997 596"><text:p/></draw:connector><draw:connector draw:style-name="gr7" draw:text-style-name="P51" draw:type="line" svg:x1="4.8992in" svg:y1="0.5783in" svg:x2="3.9528in" svg:y2="0.8126in" draw:start-shape="id9" draw:start-glue-point="2" draw:end-shape="id10" draw:end-glue-point="0" svg:d="M12444 1469l-2404 595" svg:viewBox="0 0 2406 596"><text:p/></draw:connector><draw:frame draw:style-name="gr10" draw:text-style-name="P54" svg:width="1.2598in" svg:height="0.2913in" svg:x="2.9709in" svg:y="1.4055in"><draw:text-box><text:p text:style-name="P52"><text:span text:style-name="T33">Range Mask</text:span></text:p></draw:text-box></draw:frame></draw:g><text:soft-page-break/></text:p>
      <text:p text:style-name="Standard"><draw:g text:anchor-type="paragraph" draw:z-index="1" draw:style-name="gr1"><draw:g draw:style-name="gr2"><draw:rect draw:style-name="gr3" draw:text-style-name="P50" svg:width="0.1579in" svg:height="0.3043in" svg:x="2.9701in" svg:y="0.4831in"><text:p text:style-name="P49"><text:span text:style-name="T33">m</text:span></text:p></draw:rect><draw:rect draw:style-name="gr3" draw:text-style-name="P50" svg:width="0.1579in" svg:height="0.3043in" svg:x="2.0646in" svg:y="0.4831in"><text:p text:style-name="P49"><text:span text:style-name="T33">x</text:span></text:p></draw:rect><draw:rect draw:style-name="gr3" draw:text-style-name="P50" xml:id="id2" draw:id="id2" svg:width="0.1579in" svg:height="0.3043in" svg:x="2.8126in" svg:y="0.4831in"><text:p text:style-name="P49"><text:span text:style-name="T33">x</text:span></text:p></draw:rect><draw:rect draw:style-name="gr3" draw:text-style-name="P50" svg:width="0.1579in" svg:height="0.3043in" svg:x="2.6547in" svg:y="0.4831in"><text:p text:style-name="P49"><text:span text:style-name="T33">x</text:span></text:p></draw:rect><draw:rect draw:style-name="gr3" draw:text-style-name="P50" svg:width="0.1571in" svg:height="0.3043in" svg:x="2.498in" svg:y="0.4831in"><text:p text:style-name="P49"><text:span text:style-name="T33">x</text:span></text:p></draw:rect><draw:rect draw:style-name="gr3" draw:text-style-name="P50" svg:width="0.1579in" svg:height="0.3043in" svg:x="3.6in" svg:y="0.4831in"><text:p text:style-name="P49"><text:span text:style-name="T33">m</text:span></text:p></draw:rect><draw:rect draw:style-name="gr3" draw:text-style-name="P50" svg:width="0.1579in" svg:height="0.3043in" svg:x="3.4425in" svg:y="0.4831in"><text:p text:style-name="P49"><text:span text:style-name="T33">m</text:span></text:p></draw:rect><draw:rect draw:style-name="gr3" draw:text-style-name="P50" svg:width="0.1579in" svg:height="0.3043in" svg:x="3.2846in" svg:y="0.4831in"><text:p text:style-name="P49"><text:span text:style-name="T33">...</text:span></text:p></draw:rect><draw:rect draw:style-name="gr3" draw:text-style-name="P50" svg:width="0.1571in" svg:height="0.3043in" svg:x="3.128in" svg:y="0.4831in"><text:p text:style-name="P49"><text:span text:style-name="T33">m</text:span></text:p></draw:rect><draw:rect draw:style-name="gr3" draw:text-style-name="P50" svg:width="0.276in" svg:height="0.3043in" svg:x="2.222in" svg:y="0.4831in"><text:p text:style-name="P49"><text:span text:style-name="T33">...</text:span></text:p></draw:rect><draw:custom-shape draw:style-name="gr4" draw:text-style-name="P5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0.122in"><draw:text-box><text:p text:style-name="P52"><text:span text:style-name="T34">Base</text:span></text:p></draw:text-box></draw:frame><draw:frame draw:style-name="gr5" draw:text-style-name="P53" svg:width="1.024in" svg:height="0.2594in" svg:x="3.128in" svg:y="0.1409in"><draw:text-box><text:p text:style-name="P52"><text:span text:style-name="T34">Mask</text:span></text:p></draw:text-box></draw:frame><draw:frame draw:style-name="gr6" draw:text-style-name="P53" xml:id="id1" draw:id="id1" svg:width="1.7323in" svg:height="0.4189in" svg:x="3.128in" svg:y="0.8638in"><draw:text-box><text:p text:style-name="P52"><text:span text:style-name="T34">The sense of the mask bits depend on this bit. <text:s/></text:span></text:p></draw:text-box></draw:frame><draw:connector draw:style-name="gr7" draw:text-style-name="P51"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0" svg:width="0.1579in" svg:height="0.3043in" svg:x="2.9701in" svg:y="1.674in"><text:p text:style-name="P49"><text:span text:style-name="T33">1</text:span></text:p></draw:rect><draw:rect draw:style-name="gr3" draw:text-style-name="P50" svg:width="0.1579in" svg:height="0.3043in" svg:x="2.0646in" svg:y="1.674in"><text:p text:style-name="P49"><text:span text:style-name="T33">x</text:span></text:p></draw:rect><draw:rect draw:style-name="gr3" draw:text-style-name="P50" xml:id="id4" draw:id="id4" svg:width="0.1579in" svg:height="0.3043in" svg:x="2.8126in" svg:y="1.674in"><text:p text:style-name="P49"><text:span text:style-name="T33">0</text:span></text:p></draw:rect><draw:rect draw:style-name="gr3" draw:text-style-name="P50" svg:width="0.1579in" svg:height="0.3043in" svg:x="2.6547in" svg:y="1.674in"><text:p text:style-name="P49"><text:span text:style-name="T33">x</text:span></text:p></draw:rect><draw:rect draw:style-name="gr3" draw:text-style-name="P50" svg:width="0.1571in" svg:height="0.3043in" svg:x="2.498in" svg:y="1.674in"><text:p text:style-name="P49"><text:span text:style-name="T33">x</text:span></text:p></draw:rect><draw:rect draw:style-name="gr3" draw:text-style-name="P50" svg:width="0.1579in" svg:height="0.3043in" svg:x="3.6in" svg:y="1.674in"><text:p text:style-name="P49"><text:span text:style-name="T33">1</text:span></text:p></draw:rect><draw:rect draw:style-name="gr3" draw:text-style-name="P50" svg:width="0.1579in" svg:height="0.3043in" svg:x="3.4425in" svg:y="1.674in"><text:p text:style-name="P49"><text:span text:style-name="T33">1</text:span></text:p></draw:rect><draw:rect draw:style-name="gr3" draw:text-style-name="P50" svg:width="0.1579in" svg:height="0.3043in" svg:x="3.2846in" svg:y="1.674in"><text:p text:style-name="P49"><text:span text:style-name="T33">...</text:span></text:p></draw:rect><draw:rect draw:style-name="gr3" draw:text-style-name="P50" svg:width="0.1571in" svg:height="0.3043in" svg:x="3.128in" svg:y="1.674in"><text:p text:style-name="P49"><text:span text:style-name="T33">1</text:span></text:p></draw:rect><draw:rect draw:style-name="gr3" draw:text-style-name="P50" svg:width="0.276in" svg:height="0.3043in" svg:x="2.222in" svg:y="1.674in"><text:p text:style-name="P49"><text:span text:style-name="T33">...</text:span></text:p></draw:rect><draw:custom-shape draw:style-name="gr4" draw:text-style-name="P5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1.313in"><draw:text-box><text:p text:style-name="P52"><text:span text:style-name="T34">Base</text:span></text:p></draw:text-box></draw:frame><draw:frame draw:style-name="gr5" draw:text-style-name="P53" svg:width="1.024in" svg:height="0.2594in" svg:x="3.128in" svg:y="1.3319in"><draw:text-box><text:p text:style-name="P52"><text:span text:style-name="T34">Mask</text:span></text:p></draw:text-box></draw:frame><draw:frame draw:style-name="gr8" draw:text-style-name="P53" xml:id="id3" draw:id="id3" svg:width="1.7323in" svg:height="0.5787in" svg:x="3.128in" svg:y="2.0547in"><draw:text-box><text:p text:style-name="P52"><text:span text:style-name="T34">If the lowest base bit is a 0, then mask bits are 1s. <text:s/></text:span></text:p></draw:text-box></draw:frame><draw:connector draw:style-name="gr7" draw:text-style-name="P51"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0" svg:width="0.1579in" svg:height="0.3043in" svg:x="2.9701in" svg:y="2.8646in"><text:p text:style-name="P49"><text:span text:style-name="T33">0</text:span></text:p></draw:rect><draw:rect draw:style-name="gr3" draw:text-style-name="P50" svg:width="0.1579in" svg:height="0.3043in" svg:x="2.0646in" svg:y="2.8646in"><text:p text:style-name="P49"><text:span text:style-name="T33">x</text:span></text:p></draw:rect><draw:rect draw:style-name="gr3" draw:text-style-name="P50" xml:id="id6" draw:id="id6" svg:width="0.1579in" svg:height="0.3043in" svg:x="2.8126in" svg:y="2.8646in"><text:p text:style-name="P49"><text:span text:style-name="T33">1</text:span></text:p></draw:rect><draw:rect draw:style-name="gr3" draw:text-style-name="P50" svg:width="0.1579in" svg:height="0.3043in" svg:x="2.6547in" svg:y="2.8646in"><text:p text:style-name="P49"><text:span text:style-name="T33">x</text:span></text:p></draw:rect><draw:rect draw:style-name="gr3" draw:text-style-name="P50" svg:width="0.1571in" svg:height="0.3043in" svg:x="2.498in" svg:y="2.8646in"><text:p text:style-name="P49"><text:span text:style-name="T33">x</text:span></text:p></draw:rect><draw:rect draw:style-name="gr3" draw:text-style-name="P50" svg:width="0.1579in" svg:height="0.3043in" svg:x="3.6in" svg:y="2.8646in"><text:p text:style-name="P49"><text:span text:style-name="T33">0</text:span></text:p></draw:rect><draw:rect draw:style-name="gr3" draw:text-style-name="P50" svg:width="0.1579in" svg:height="0.3043in" svg:x="3.4425in" svg:y="2.8646in"><text:p text:style-name="P49"><text:span text:style-name="T33">0</text:span></text:p></draw:rect><draw:rect draw:style-name="gr3" draw:text-style-name="P50" svg:width="0.1579in" svg:height="0.3043in" svg:x="3.2846in" svg:y="2.8646in"><text:p text:style-name="P49"><text:span text:style-name="T33">...</text:span></text:p></draw:rect><draw:rect draw:style-name="gr3" draw:text-style-name="P50" svg:width="0.1571in" svg:height="0.3043in" svg:x="3.128in" svg:y="2.8646in"><text:p text:style-name="P49"><text:span text:style-name="T33">0</text:span></text:p></draw:rect><draw:rect draw:style-name="gr3" draw:text-style-name="P50" svg:width="0.276in" svg:height="0.3043in" svg:x="2.222in" svg:y="2.8646in"><text:p text:style-name="P49"><text:span text:style-name="T33">...</text:span></text:p></draw:rect><draw:custom-shape draw:style-name="gr4" draw:text-style-name="P5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913in" svg:height="0.2594in" svg:x="2.261in" svg:y="2.5031in"><draw:text-box><text:p text:style-name="P52"><text:span text:style-name="T34">Base</text:span></text:p></draw:text-box></draw:frame><draw:frame draw:style-name="gr5" draw:text-style-name="P53" svg:width="0.5906in" svg:height="0.2594in" svg:x="3.128in" svg:y="2.522in"><draw:text-box><text:p text:style-name="P52"><text:span text:style-name="T34">Mask</text:span></text:p></draw:text-box></draw:frame><draw:frame draw:style-name="gr8" draw:text-style-name="P53" xml:id="id5" draw:id="id5" svg:width="1.7323in" svg:height="0.5787in" svg:x="3.128in" svg:y="3.2449in"><draw:text-box><text:p text:style-name="P52"><text:span text:style-name="T34">If the lowest base bit is a 1, then mask bits are 0s. <text:s/></text:span></text:p></draw:text-box></draw:frame><draw:connector draw:style-name="gr7" draw:text-style-name="P51"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10">of 256 events and a 16-bit address is specified. <text:s/></text:span><text:span text:style-name="T27"><text:s/></text:span></text:p>
      <text:p text:style-name="P17">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8">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8">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8">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4762210643534326927" text:style-name="L93">
        <text:list-item>
          <text:p text:style-name="P36">It allows the valid/invalid/unknown subforms, which don't make any sense for a PCER message</text:p>
        </text:list-item>
        <text:list-item>
          <text:p text:style-name="P36">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8">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8">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32"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8652193118530838949" text:style-name="L94">
        <text:list-item>
          <text:p text:style-name="P43">When the node is first initialized, after <text:s/>the “Initialization Complete” message has been sent.</text:p>
        </text:list-item>
        <text:list-item>
          <text:p text:style-name="P48">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32" text:outline-level="3"><text:soft-page-break/>Event Transfer</text:h>
      <text:p text:style-name="Standard">The last sentence is the key to gateway traffic reduction. See §3.1 below.</text:p>
      <text:h text:style-name="P32"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32"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32" text:outline-level="3"><text:soft-page-break/>Consumer Inquiry</text:h>
      <text:p text:style-name="Standard">This message is useful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32"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2">General Description</text:p>
      <text:p text:style-name="P23">Nodes can be built with two buttons, called Blue and Gold, which can be used to configure the nodes' hardware, including event IDs from one node to one or more other nodes. <text:s/></text:p>
      <text:list xml:id="list3278381557442842299" text:style-name="L95">
        <text:list-item>
          <text:p text:style-name="P44">On one or more 'learner'-node(s), using the Blue-button, choose a consumer/producer, and then push the Gold-button to set it to learn. <text:s/>This can be repeated on the same node or on others. <text:s/></text:p>
        </text:list-item>
        <text:list-item>
          <text:p text:style-name="P44">On the 'teacher'-node, push the Gold-button to choose teach-mode, then using the Blue-button, choose a consumer/producer. <text:s/></text:p>
        </text:list-item>
        <text:list-item>
          <text:p text:style-name="P44">Push the Gold-button to send the Learn Event message. </text:p>
        </text:list-item>
        <text:list-item>
          <text:p text:style-name="P37">As a result, all producers selected above will activate all the consumers.</text:p>
        </text:list-item>
      </text:list>
      <text:p text:style-name="Standard">Summary:</text:p>
      <text:list xml:id="list5716771210639303474" text:style-name="L96">
        <text:list-item>
          <text:p text:style-name="P45">Select to learn: blue, blue, ..., gold.</text:p>
        </text:list-item>
        <text:list-item>
          <text:p text:style-name="P38">Select to teach: gold, blue, blue, <text:span text:style-name="T9">…, gold.</text:span></text:p>
        </text:list-item>
      </text:list>
      <text:p text:style-name="Standard">Notes:</text:p>
      <text:list xml:id="list1441770425119926866" text:style-name="L97">
        <text:list-item>
          <text:p text:style-name="P46">Pushing the Blue-button selects consumer/producer's in a circular fashion, with a 'no-selection' before starting again at the beginning</text:p>
        </text:list-item>
        <text:list-item>
          <text:p text:style-name="P46">The teaching- producer/consumer can also be a 'learner'.</text:p>
        </text:list-item>
        <text:list-item>
          <text:p text:style-name="P46">New teaching will replace the previous teaching.</text:p>
        </text:list-item>
        <text:list-item>
          <text:p text:style-name="P39">Pushing Gold for more than 3-seconds will reset the node to its factory events.</text:p>
        </text:list-item>
      </text:list>
      <text:p text:style-name="P22">Layout Example</text:p>
      <text:p text:style-name="Standard">Given two Button-nodes, each with three buttons, A-C and D-F, respectively, and four Signals-nodes, 1-4:</text:p>
      <text:list xml:id="list8868339495880069639" text:style-name="L98">
        <text:list-item>
          <text:p text:style-name="P40"><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40">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9">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9">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0"><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1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126168726378609708" text:style-name="L99">
        <text:list-item>
          <text:p text:style-name="P47">Don't <text:s/>do long linear searches to match an incoming Event ID to internal structures.</text:p>
        </text:list-item>
        <text:list-item>
          <text:p text:style-name="P4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6"/>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2</text:p>
          <text:p text:style-name="P31"><text:s/>2.1 Introduction<text:tab/>2</text:p>
          <text:p text:style-name="P31"><text:s/>2.2 Intended Use<text:tab/>2</text:p>
          <text:p text:style-name="P31"><text:s/>2.3 References and Context<text:tab/>2</text:p>
          <text:p text:style-name="P31"><text:s/>2.4 Message Formats<text:tab/>2</text:p>
          <text:p text:style-name="P28"><text:s/>2.4.1 Producer/Consumer Event Report (PCER)<text:tab/>4</text:p>
          <text:p text:style-name="P28"><text:s/>2.4.2 Identify Consumer<text:tab/>4</text:p>
          <text:p text:style-name="P28"><text:s/>2.4.3 Consumer Identified<text:tab/>4</text:p>
          <text:p text:style-name="P28"><text:s/>2.4.4 Consumer Range Identified<text:tab/>4</text:p>
          <text:p text:style-name="P28"><text:s/>2.4.5 Identify Producer<text:tab/>4</text:p>
          <text:p text:style-name="P28"><text:s/>2.4.6 Producer Identified<text:tab/>4</text:p>
          <text:p text:style-name="P28"><text:s/>2.4.7 Producer Range Identified<text:tab/>5</text:p>
          <text:p text:style-name="P28"><text:s/>2.4.8 Identify Events<text:tab/>5</text:p>
          <text:p text:style-name="P28"><text:s/>2.4.9 Learn Event<text:tab/>5</text:p>
          <text:p text:style-name="P31"><text:s/>2.5 States<text:tab/>6</text:p>
          <text:p text:style-name="P31"><text:s/>2.6 Interactions<text:tab/>6</text:p>
          <text:p text:style-name="P28"><text:s/>2.6.1 Event Transfer<text:tab/>7</text:p>
          <text:p text:style-name="P28"><text:s/>2.6.2 Event Inquiry<text:tab/>7</text:p>
          <text:p text:style-name="P28"><text:s/>2.6.3 Producer Inquiry<text:tab/>7</text:p>
          <text:p text:style-name="P28"><text:s/>2.6.4 Consumer Inquiry<text:tab/>8</text:p>
          <text:p text:style-name="P28"><text:s/>2.6.5 Teach/Learn Configuration<text:tab/>8</text:p>
          <text:p text:style-name="P29"><text:s/>2.6.5.1 Blue/Gold Buttons Implementation Example<text:tab/>9</text:p>
          <text:p text:style-name="P28"><text:s/>2.6.6 Resetting to Default<text:tab/>10</text:p>
          <text:p text:style-name="P31"><text:s/>2.7 CAN Adaptation<text:tab/>10</text:p>
          <text:p text:style-name="P28"><text:s/>2.7.1 CAN States<text:tab/>11</text:p>
          <text:p text:style-name="P28"><text:s/>2.7.2 CAN Interactions<text:tab/>11</text:p>
          <text:p text:style-name="P30"><text:s/>3 Background information <text:tab/>11</text:p>
          <text:p text:style-name="P31"><text:s/>3.1 Gateways<text:tab/>12</text:p>
          <text:p text:style-name="P31"><text:s/>3.2 Examples<text:tab/>12</text:p>
          <text:p text:style-name="P28"><text:s/>3.2.1 Case 1: All nodes initialized before link established, event X is sent<text:tab/>12</text:p>
          <text:p text:style-name="P28"><text:s/>3.2.2 Case 2: Node B2 comes up, after event X has been sent in the example above<text:tab/>13</text:p>
          <text:p text:style-name="P28"><text:s/>3.2.3 Case 3: Node A1 comes up, then event X is sent<text:tab/>13</text:p>
          <text:p text:style-name="P28"><text:s/>3.2.4 Case 4: Node A1 comes up, then event Y is sent<text:tab/>13</text:p>
          <text:p text:style-name="P31"><text:s/>3.3 Node Implementation hints<text:tab/>14</text:p>
          <text:p text:style-name="P31"><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Feb 6,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5</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text:user-defined style:data-style-name="N0" text:name="OLCBdate">Feb 6, 2015</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1</meta:editing-cycles>
    <meta:editing-duration>P4DT9H6M12S</meta:editing-duration>
    <meta:generator>LibreOffice/4.4.0.3$MacOSX_X86_64 LibreOffice_project/de093506bcdc5fafd9023ee680b8c60e3e0645d7</meta:generator>
    <dc:date>2016-02-06T14:47:12.174114000</dc:date>
    <meta:keyword>Event Transport</meta:keyword>
    <dc:creator>David Harris</dc:creator>
    <meta:document-statistic meta:table-count="2" meta:image-count="2" meta:object-count="0" meta:page-count="16" meta:paragraph-count="306" meta:word-count="6383" meta:character-count="38651" meta:non-whitespace-character-count="32329"/>
    <meta:user-defined meta:name="OLCBdate">Feb 6, 2015</meta:user-defined>
    <meta:user-defined meta:name="OLCBstatus">Draft</meta:user-defined>
    <meta:user-defined meta:name="OLCByear">2016</meta:user-defined>
  </office:meta>
</office:document-meta>
</file>